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78DED3A4.png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fo:min-height="1.506cm"/>
    </style:style>
    <style:style style:name="gr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draw:fill="none" fo:min-height="0.938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2" style:family="paragraph"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normal" style:font-weight-asian="normal" style:font-weight-complex="normal"/>
    </style:style>
    <style:style style:name="P14" style:family="paragraph">
      <style:text-properties fo:font-size="20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19" style:family="paragraph">
      <style:paragraph-properties fo:margin-left="1.2cm" fo:margin-right="0cm" fo:text-align="center" fo:text-indent="-0.9cm"/>
    </style:style>
    <style:style style:name="P20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/>
      <style:text-properties style:font-name="Liberation Serif" fo:font-size="24pt"/>
    </style:style>
    <style:style style:name="P23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4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5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6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7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28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fo:font-size="27.5pt" style:font-size-asian="27.5pt" style:font-size-complex="27.5pt"/>
    </style:style>
    <style:style style:name="T10" style:family="text">
      <style:text-properties fo:font-size="27.5pt" fo:font-weight="bold" style:font-size-asian="27.5pt" style:font-weight-asian="bold" style:font-size-complex="27.5pt" style:font-weight-complex="bold"/>
    </style:style>
    <style:style style:name="T11" style:family="text">
      <style:text-properties style:font-name="Liberation Serif" fo:font-size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Liberation Serif" fo:font-size="24pt" fo:font-weight="bold" style:font-weight-asian="bold" style:font-weight-complex="bold"/>
    </style:style>
    <style:style style:name="T15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6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4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5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7"><text:span text:style-name="T4">The Basics</text:span></text:p>
              </text:list-header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 text:style-name="P3"><text:span text:style-name="T5">Access Controls determine who/what can access system resources</text:span></text:p>
              </text:list-header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10" draw:layer="layout" svg:width="5.08cm" svg:height="5.715cm" svg:x="4.064cm" svg:y="4.947cm">
          <text:p text:style-name="P3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3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1" draw:layer="layout" svg:width="5.715cm" svg:height="1.817cm" svg:x="6.684cm" svg:y="17.147cm">
            <draw:text-box>
              <text:p text:style-name="P3"><text:span text:style-name="T6">Dave</text:span></text:p>
              <text:p text:style-name="P3"><text:span text:style-name="T6">(Apache)</text:span></text:p>
            </draw:text-box>
          </draw:frame>
        </draw:g>
        <draw:g>
          <draw:custom-shape draw:style-name="gr6" draw:text-style-name="P3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1" draw:layer="layout" svg:width="5.715cm" svg:height="1.817cm" svg:x="15.494cm" svg:y="17.147cm">
            <draw:text-box>
              <text:p text:style-name="P3"><text:span text:style-name="T6">Dave</text:span></text:p>
              <text:p text:style-name="P3"><text:span text:style-name="T6">(Firefox)</text:span></text:p>
            </draw:text-box>
          </draw:frame>
        </draw:g>
        <draw:custom-shape draw:style-name="gr5" draw:text-style-name="P10" draw:layer="layout" svg:width="5.08cm" svg:height="5.715cm" svg:x="18.034cm" svg:y="4.947cm">
          <text:p text:style-name="P3"><text:span text:style-name="T6">Sensitive </text:span></text:p>
          <text:p text:style-name="P3"><text:span text:style-name="T6">Credit Card </text:span></text:p>
          <text:p text:style-name="P3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11.049cm" svg:y="4.947cm">
          <text:p text:style-name="P3"><text:span text:style-name="T6">Home </text:span></text:p>
          <text:p text:style-name="P3"><text:span text:style-name="T6">Directory </text:span></text:p>
          <text:p text:style-name="P3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10" draw:layer="layout" svg:width="5.08cm" svg:height="5.715cm" svg:x="1.271cm" svg:y="5.716cm">
          <text:p text:style-name="P3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3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2" draw:layer="layout" svg:width="5.715cm" svg:height="1.657cm" svg:x="6.831cm" svg:y="15.888cm">
            <draw:text-box>
              <text:p text:style-name="P3"><text:span text:style-name="T7">Dave</text:span></text:p>
              <text:p text:style-name="P3"><text:span text:style-name="T7">(Apache)</text:span></text:p>
            </draw:text-box>
          </draw:frame>
        </draw:g>
        <draw:g>
          <draw:custom-shape draw:style-name="gr6" draw:text-style-name="P3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2" draw:layer="layout" svg:width="5.715cm" svg:height="1.657cm" svg:x="15.641cm" svg:y="15.888cm">
            <draw:text-box>
              <text:p text:style-name="P3"><text:span text:style-name="T7">Dave</text:span></text:p>
              <text:p text:style-name="P3"><text:span text:style-name="T7">(PostgreSQL)</text:span></text:p>
            </draw:text-box>
          </draw:frame>
        </draw:g>
        <draw:custom-shape draw:style-name="gr5" draw:text-style-name="P10" draw:layer="layout" svg:width="5.08cm" svg:height="5.715cm" svg:x="15.481cm" svg:y="5.716cm">
          <text:p text:style-name="P3"><text:span text:style-name="T6">Sensitive </text:span></text:p>
          <text:p text:style-name="P3"><text:span text:style-name="T6">Credit Card </text:span></text:p>
          <text:p text:style-name="P3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8.496cm" svg:y="5.716cm">
          <text:p text:style-name="P3"><text:span text:style-name="T6">TCP </text:span></text:p>
          <text:p text:style-name="P3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22.226cm" svg:y="5.716cm">
          <text:p text:style-name="P3"><text:span text:style-name="T6">Database</text:span></text:p>
          <text:p text:style-name="P3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1.271cm" svg:y="12.15cm">
          <text:p text:style-name="P3"><text:span text:style-name="T6">Apache</text:span></text:p>
          <text:p text:style-name="P3"><text:span text:style-name="T6">Logs </text:span></text:p>
          <text:p text:style-name="P3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22.226cm" svg:y="12.15cm">
          <text:p text:style-name="P3"><text:span text:style-name="T6">Database</text:span></text:p>
          <text:p text:style-name="P3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6" draw:text-style-name="P1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6" draw:text-style-name="P13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 a label based security system</text:span></text:p>
                <text:p><text:span text:style-name="T8">Every process has a label, every object on the system has a label</text:span></text:p>
                <text:list>
                  <text:list-header>
                    <text:p><text:span text:style-name="T8">Files, Directories, network ports …</text:span></text:p>
                  </text:list-header>
                </text:list>
                <text:p><text:span text:style-name="T8">The SELinux policy controls how process labels interact with other labels on the system</text:span></text:p>
                <text:p><text:span text:style-name="T8">The kernel enforces the policy rules</text:span></text:p>
              </text:list-header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7" draw:text-style-name="P16" draw:layer="layout" svg:width="25.564cm" svg:height="1.756cm" svg:x="1.168cm" svg:y="8.959cm">
              <draw:text-box>
                <text:p text:style-name="P15"><text:span text:style-name="T9">-rw-r--r-- <text:s/>root root system_u:object_r:</text:span><text:span text:style-name="T10">etc_t</text:span><text:span text:style-name="T9">:s0 <text:s text:c="6"/>/etc/passwd</text:span></text:p>
              </draw:text-box>
            </draw:frame>
            <draw:custom-shape draw:style-name="gr8" draw:text-style-name="P3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18" draw:layer="layout" svg:width="7.252cm" svg:height="1.479cm" svg:x="1.825cm" svg:y="11.657cm">
              <draw:text-box>
                <text:p text:style-name="P17"><text:span text:style-name="T11">DAC Components</text:span></text:p>
              </draw:text-box>
            </draw:frame>
            <draw:frame draw:style-name="gr9" draw:text-style-name="P18" draw:layer="layout" svg:width="10.192cm" svg:height="1.479cm" svg:x="9.625cm" svg:y="11.658cm">
              <draw:text-box>
                <text:p text:style-name="P17"><text:span text:style-name="T11">Security Label</text:span></text:p>
              </draw:text-box>
            </draw:frame>
            <draw:frame draw:style-name="gr7" draw:text-style-name="P20" draw:layer="layout" svg:width="25.564cm" svg:height="1.756cm" svg:x="1.268cm" svg:y="13.459cm">
              <draw:text-box>
                <text:p text:style-name="P19"><text:span text:style-name="T12">system_u:object_r:</text:span><text:span text:style-name="T13">etc_t</text:span><text:span text:style-name="T12">:s0</text:span></text:p>
              </draw:text-box>
            </draw:frame>
            <draw:custom-shape draw:style-name="gr8" draw:text-style-name="P3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3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2" draw:layer="layout" svg:width="2.588cm" svg:height="1.187cm" svg:x="9.858cm" svg:y="16.136cm">
              <draw:text-box>
                <text:p text:style-name="P21"><text:span text:style-name="T11">User</text:span></text:p>
              </draw:text-box>
            </draw:frame>
            <draw:frame draw:style-name="gr3" draw:text-style-name="P22" draw:layer="layout" svg:width="2.35cm" svg:height="1.187cm" svg:x="13.452cm" svg:y="16.136cm">
              <draw:text-box>
                <text:p text:style-name="P21"><text:span text:style-name="T11">Role</text:span></text:p>
              </draw:text-box>
            </draw:frame>
            <draw:frame draw:style-name="gr3" draw:text-style-name="P23" draw:layer="layout" svg:width="2.321cm" svg:height="1.187cm" svg:x="16.121cm" svg:y="16.136cm">
              <draw:text-box>
                <text:p text:style-name="P21"><text:span text:style-name="T14">Type</text:span></text:p>
              </draw:text-box>
            </draw:frame>
            <draw:frame draw:style-name="gr3" draw:text-style-name="P22" draw:layer="layout" svg:width="2.522cm" svg:height="1.187cm" svg:x="18.106cm" svg:y="16.236cm">
              <draw:text-box>
                <text:p text:style-name="P21"><text:span text:style-name="T11">MLS</text:span></text:p>
              </draw:text-box>
            </draw:frame>
            <draw:custom-shape draw:style-name="gr8" draw:text-style-name="P3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3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3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0" draw:text-style-name="P24" draw:layer="layout" svg:width="25.384cm" svg:height="3.375cm" svg:x="1.364cm" svg:y="5.118cm">
            <draw:text-box>
              <text:list text:style-name="L1">
                <text:list-header>
                  <text:p text:style-name="P3"><text:span text:style-name="T15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6" draw:text-style-name="P1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Files</text:span></text:p>
                <text:list>
                  <text:list-item>
                    <text:p><text:span text:style-name="T8">ls -Z</text:span></text:p>
                  </text:list-item>
                </text:list>
              </text:list-item>
              <text:list-item>
                <text:p><text:span text:style-name="T8">Processes</text:span></text:p>
                <text:list>
                  <text:list-item>
                    <text:p><text:span text:style-name="T8">ps -Z, pstree -Z</text:span></text:p>
                  </text:list-item>
                </text:list>
              </text:list-item>
              <text:list-item>
                <text:p><text:span text:style-name="T8">Ports</text:span></text:p>
                <text:list>
                  <text:list-item>
                    <text:p><text:span text:style-name="T8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>
          <draw:text-box>
            <text:p><text:span text:style-name="T4">How to tell if something is wrong?</text:span></text:p>
          </draw:text-box>
        </draw:frame>
        <draw:frame presentation:style-name="pr6" draw:text-style-name="P2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6">Logged to /var/log/messages if no auditd or during early boot before auditd.</text:span></text:p>
                <text:list>
                  <text:list-item>
                    <text:p><text:span text:style-name="T16">grep avc /var/log/messages</text:span></text:p>
                  </text:list-item>
                </text:list>
              </text:list-item>
              <text:list-item>
                <text:p><text:span text:style-name="T16">Logged to /var/log/audit/audit.log if running auditd.</text:span></text:p>
                <text:list>
                  <text:list-item>
                    <text:p><text:span text:style-name="T16">/sbin/ausearch -mAVC,SELINUX_ERR -i</text:span></text:p>
                  </text:list-item>
                </text:list>
              </text:list-item>
              <text:list-item>
                <text:p><text:span text:style-name="T16">Notification via setroubleshoot if running.</text:span></text:p>
                <text:list>
                  <text:list-item>
                    <text:p><text:span text:style-name="T16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17">Most Common SELinux Problems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8">Incorrect Labeling</text:span></text:p>
                <text:p><text:span text:style-name="T8">Non-Default Configuration of a Confined Program</text:span></text:p>
                <text:p><text:span text:style-name="T8">Bug in Policy or an Application</text:span></text:p>
                <text:p><text:span text:style-name="T8">Your machine may have been compromised</text:span></text:p>
              </text:list-header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Labeling Problems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8">Alternative paths (semanage fcontext)</text:span></text:p>
                  </text:list-item>
                  <text:list-item>
                    <text:p><text:span text:style-name="T8">Files created in wrong context (restorecon)</text:span></text:p>
                  </text:list-item>
                  <text:list-item>
                    <text:p><text:span text:style-name="T8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Non-Default Configuration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>
          <draw:text-box>
            <text:p><text:span text:style-name="T17">Usecase: Non Default Location</text:span></text:p>
          </draw:text-box>
        </draw:frame>
        <draw:frame presentation:style-name="pr6" draw:text-style-name="P26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17">Usecase: Web content in user home directories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p><text:span text:style-name="T17">Usecase: Apache on a non-standard port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Bugs in Policy/Apps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Bugs in Policy/Apps (2)</text:span></text:p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2">Report bugs in bugzilla (</text:span><text:span text:style-name="T18">Best long term solution)</text:span></text:p>
                  </text:list-item>
                  <text:list-item>
                    <text:p><text:span text:style-name="T12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6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7">Your machine may have been compromised</text:span></text:p>
              </text:list-header>
            </text:list>
          </draw:text-box>
        </draw:frame>
        <draw:frame presentation:style-name="pr6" draw:text-style-name="P2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27" draw:layer="layout" svg:width="25.199cm" svg:height="3.752cm" svg:x="1.401cm" svg:y="8.624cm" presentation:class="title" presentation:user-transformed="true">
          <draw:text-box>
            <text:p><text:span text:style-name="T19">Questions?</text:span></text:p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Survey</text:span></text:p>
          </draw:text-box>
        </draw:frame>
        <draw:frame presentation:style-name="pr6" draw:text-style-name="P2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7">Thank you for listening to me talk. Please help improve the talk by filling out a quick survey at http://goo.gl/S3QGk</text:p>
                <text:p text:style-name="P17"/>
              </text:list-header>
            </text:list>
          </draw:text-box>
        </draw:frame>
        <draw:frame draw:style-name="gr2" draw:text-style-name="P3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3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6-29T23:25:59.716012535</dc:date>
    <meta:editing-duration>P1DT12H44M33S</meta:editing-duration>
    <meta:editing-cycles>38</meta:editing-cycles>
    <meta:generator>LibreOffice/4.1.2.3$Linux_X86_64 LibreOffice_project/410$Build-3</meta:generator>
    <meta:document-statistic meta:object-count="165"/>
  </office:meta>
</office:document-meta>
</file>